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Helvetica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318cm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fo:letter-spacing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318cm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Verdana" fo:font-size="6pt" fo:letter-spacing="normal" fo:font-style="normal" fo:font-weight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318cm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text-line-through-style="solid" style:text-line-through-type="single" style:font-name="Helvetica" fo:font-size="6pt" fo:letter-spacing="normal" fo:font-style="normal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318cm" fo:text-align="start" style:justify-single-word="false" fo:orphans="2" fo:widows="2" fo:text-indent="0cm" style:auto-text-indent="false" fo:padding="0cm" fo:border="none"/>
      <style:text-properties fo:font-variant="normal" fo:text-transform="none" fo:color="#333333" loext:opacity="100%" style:font-name="Liberation Serif" fo:font-size="13pt" fo:letter-spacing="normal" fo:font-style="normal" style:text-underline-style="solid" style:text-underline-width="auto" style:text-underline-color="font-color" fo:font-weight="bold" officeooo:rsid="00179df0" officeooo:paragraph-rsid="00179df0" style:font-size-asian="13pt" style:font-weight-asian="bold" style:font-size-complex="13pt" style:font-weight-complex="bold" loext:padding="0cm" loext:border="none"/>
    </style:style>
    <style:style style:name="P5" style:family="paragraph" style:parent-style-name="Standard">
      <style:text-properties style:font-name="Liberation Serif"/>
    </style:style>
    <style:style style:name="P6" style:family="paragraph" style:parent-style-name="Standard">
      <style:text-properties style:font-name="Liberation Serif" fo:font-weight="bold" officeooo:rsid="000a3e65" officeooo:paragraph-rsid="000a3e65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0be56f" officeooo:paragraph-rsid="000be56f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0f6dd0" officeooo:paragraph-rsid="0015cd8c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14c735" officeooo:paragraph-rsid="0015cd8c" style:font-weight-asian="bold" style:font-weight-complex="bold"/>
    </style:style>
    <style:style style:name="P10" style:family="paragraph" style:parent-style-name="Standard">
      <style:text-properties style:font-name="Liberation Serif" fo:font-weight="bold" officeooo:rsid="00115b6f" officeooo:paragraph-rsid="0015cd8c" style:font-weight-asian="bold" style:font-weight-complex="bold"/>
    </style:style>
    <style:style style:name="P11" style:family="paragraph" style:parent-style-name="Standard">
      <style:text-properties style:font-name="Liberation Serif" officeooo:rsid="000a3e65" officeooo:paragraph-rsid="000a3e65"/>
    </style:style>
    <style:style style:name="P12" style:family="paragraph" style:parent-style-name="Standard">
      <style:text-properties style:font-name="Liberation Serif" officeooo:rsid="000be56f" officeooo:paragraph-rsid="000be56f"/>
    </style:style>
    <style:style style:name="P13" style:family="paragraph" style:parent-style-name="Standard">
      <style:text-properties style:font-name="Liberation Serif" officeooo:rsid="000d97e7" officeooo:paragraph-rsid="000d97e7"/>
    </style:style>
    <style:style style:name="P14" style:family="paragraph" style:parent-style-name="Standard">
      <style:text-properties style:font-name="Liberation Serif" officeooo:rsid="000f6dd0" officeooo:paragraph-rsid="000f6dd0"/>
    </style:style>
    <style:style style:name="P15" style:family="paragraph" style:parent-style-name="Standard" style:list-style-name="L5">
      <style:text-properties style:font-name="Liberation Serif" officeooo:rsid="00136027" officeooo:paragraph-rsid="0015cd8c"/>
    </style:style>
    <style:style style:name="P16" style:family="paragraph" style:parent-style-name="Standard">
      <style:text-properties style:font-name="Liberation Serif" fo:font-size="10pt" officeooo:rsid="000a3e65" officeooo:paragraph-rsid="000a3e65" style:font-size-asian="10pt" style:font-size-complex="10pt"/>
    </style:style>
    <style:style style:name="P17" style:family="paragraph" style:parent-style-name="Standard">
      <style:text-properties style:font-name="Liberation Serif" fo:font-size="10pt" officeooo:rsid="000a3e65" officeooo:paragraph-rsid="000a61d2" style:font-size-asian="10pt" style:font-size-complex="10pt"/>
    </style:style>
    <style:style style:name="P18" style:family="paragraph" style:parent-style-name="Standard" style:list-style-name="L1">
      <style:text-properties style:font-name="Liberation Serif" fo:font-size="10pt" officeooo:rsid="000a3e65" officeooo:paragraph-rsid="000a3e65" style:font-size-asian="10pt" style:font-size-complex="10pt"/>
    </style:style>
    <style:style style:name="P19" style:family="paragraph" style:parent-style-name="Standard">
      <style:text-properties style:font-name="Liberation Serif" fo:font-size="10pt" officeooo:rsid="000be56f" officeooo:paragraph-rsid="00176381" style:font-size-asian="10pt" style:font-size-complex="10pt"/>
    </style:style>
    <style:style style:name="P20" style:family="paragraph" style:parent-style-name="Standard" style:list-style-name="L2">
      <style:text-properties style:font-name="Liberation Serif" fo:font-size="10pt" officeooo:rsid="000be56f" officeooo:paragraph-rsid="00176381" style:font-size-asian="10pt" style:font-size-complex="10pt"/>
    </style:style>
    <style:style style:name="P21" style:family="paragraph" style:parent-style-name="Standard">
      <style:text-properties style:font-name="Liberation Serif" fo:font-size="10pt" officeooo:rsid="000be56f" officeooo:paragraph-rsid="000be56f" style:font-size-asian="10pt" style:font-size-complex="10pt"/>
    </style:style>
    <style:style style:name="P22" style:family="paragraph" style:parent-style-name="Standard">
      <style:text-properties style:font-name="Liberation Serif" fo:font-size="10pt" officeooo:rsid="000d97e7" officeooo:paragraph-rsid="000d97e7" style:font-size-asian="10pt" style:font-size-complex="10pt"/>
    </style:style>
    <style:style style:name="P23" style:family="paragraph" style:parent-style-name="Standard">
      <style:text-properties style:font-name="Liberation Serif" fo:font-size="10pt" officeooo:rsid="0014c735" officeooo:paragraph-rsid="0015cd8c" style:font-size-asian="10pt" style:font-size-complex="10pt"/>
    </style:style>
    <style:style style:name="P24" style:family="paragraph" style:parent-style-name="Standard" style:list-style-name="L3">
      <style:text-properties style:font-name="Liberation Serif" fo:font-size="10pt" officeooo:rsid="0014c735" officeooo:paragraph-rsid="0014c735" style:font-size-asian="10pt" style:font-size-complex="10pt"/>
    </style:style>
    <style:style style:name="P25" style:family="paragraph" style:parent-style-name="Standard" style:list-style-name="L3">
      <style:text-properties style:font-name="Liberation Serif" fo:font-size="10pt" officeooo:paragraph-rsid="0014c735" style:font-size-asian="10pt" style:font-size-complex="10pt"/>
    </style:style>
    <style:style style:name="P26" style:family="paragraph" style:parent-style-name="Standard" style:list-style-name="L3">
      <style:text-properties style:font-name="Liberation Serif" fo:font-size="10pt" officeooo:rsid="00152325" officeooo:paragraph-rsid="00152325" style:font-size-asian="10pt" style:font-size-complex="10pt"/>
    </style:style>
    <style:style style:name="P27" style:family="paragraph" style:parent-style-name="Standard">
      <style:text-properties style:font-name="Liberation Serif" fo:font-size="10pt" officeooo:rsid="000f6dd0" officeooo:paragraph-rsid="0015cd8c" style:font-size-asian="10pt" style:font-size-complex="10pt"/>
    </style:style>
    <style:style style:name="P28" style:family="paragraph" style:parent-style-name="Standard">
      <style:text-properties style:font-name="Liberation Serif" fo:font-size="10pt" officeooo:rsid="000f6dd0" officeooo:paragraph-rsid="001296bb" style:font-size-asian="10pt" style:font-size-complex="10pt"/>
    </style:style>
    <style:style style:name="P29" style:family="paragraph" style:parent-style-name="Standard">
      <style:text-properties style:font-name="Liberation Serif" fo:font-size="10pt" officeooo:rsid="000f6dd0" officeooo:paragraph-rsid="000f6dd0" style:font-size-asian="10pt" style:font-size-complex="10pt"/>
    </style:style>
    <style:style style:name="P30" style:family="paragraph" style:parent-style-name="Standard">
      <style:text-properties style:font-name="Liberation Serif" fo:font-size="10pt" officeooo:rsid="00136027" officeooo:paragraph-rsid="0015cd8c" style:font-size-asian="10pt" style:font-size-complex="10pt"/>
    </style:style>
    <style:style style:name="P31" style:family="paragraph" style:parent-style-name="Standard">
      <style:text-properties style:font-name="Liberation Serif" fo:font-size="10pt" officeooo:rsid="00136027" officeooo:paragraph-rsid="00136027" style:font-size-asian="10pt" style:font-size-complex="10pt"/>
    </style:style>
    <style:style style:name="P32" style:family="paragraph" style:parent-style-name="Standard" style:list-style-name="L4">
      <style:text-properties style:font-name="Liberation Serif" fo:font-size="10pt" officeooo:rsid="00136027" officeooo:paragraph-rsid="0015cd8c" style:font-size-asian="10pt" style:font-size-complex="10pt"/>
    </style:style>
    <style:style style:name="P33" style:family="paragraph" style:parent-style-name="Standard" style:list-style-name="L5">
      <style:text-properties style:font-name="Liberation Serif" fo:font-size="10pt" officeooo:rsid="00136027" officeooo:paragraph-rsid="0015cd8c" style:font-size-asian="10pt" style:font-size-complex="10pt"/>
    </style:style>
    <style:style style:name="P34" style:family="paragraph" style:parent-style-name="Standard">
      <style:text-properties style:font-name="Liberation Serif" fo:font-size="10pt" officeooo:rsid="00115b6f" officeooo:paragraph-rsid="00115b6f" style:font-size-asian="10pt" style:font-size-complex="10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style:text-underline-style="none"/>
    </style:style>
    <style:style style:name="T3" style:family="text">
      <style:text-properties officeooo:rsid="00063a8c"/>
    </style:style>
    <style:style style:name="T4" style:family="text">
      <style:text-properties officeooo:rsid="001296bb"/>
    </style:style>
    <style:style style:name="T5" style:family="text">
      <style:text-properties officeooo:rsid="00136027"/>
    </style:style>
    <style:style style:name="T6" style:family="text">
      <style:text-properties officeooo:rsid="0014c735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officeooo:rsid="0015cd8c"/>
    </style:style>
    <style:style style:name="T9" style:family="text">
      <style:text-properties officeooo:rsid="00176381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rbeitsblatt „Halloween“</text:p>
      <text:p text:style-name="P5"/>
      <text:p text:style-name="P6">1) vorbereitende Aufgabe</text:p>
      <text:p text:style-name="P6"/>
      <text:p text:style-name="P16">a) Was siehst du auf dem Bild? </text:p>
      <text:p text:style-name="P17">b) Um welches Fest geht es hier vermutlich?</text:p>
      <text:p text:style-name="P16"/>
      <text:p text:style-name="P16">Was weißt du über:</text:p>
      <text:list text:style-name="L1">
        <text:list-item>
          <text:p text:style-name="P18">die Zeit, zu der man das Fest feiert?</text:p>
        </text:list-item>
        <text:list-item>
          <text:p text:style-name="P18">die Kleidung?</text:p>
        </text:list-item>
        <text:list-item>
          <text:p text:style-name="P18">die Bräuche und Sitten?</text:p>
        </text:list-item>
        <text:list-item>
          <text:p text:style-name="P18">den Ursprung des Fests?</text:p>
        </text:list-item>
        <text:list-item>
          <text:p text:style-name="P18">Sonstiges?</text:p>
          <text:p text:style-name="P18"/>
        </text:list-item>
      </text:list>
      <text:p text:style-name="P16">c) Was bedeutet <text:span text:style-name="T9">der Begriff </text:span>„Kürbisfratze“?</text:p>
      <text:p text:style-name="P16">d) Tausche dich mit deiner Sitznachbarin oder <text:span text:style-name="T9">deinem </text:span>Sitznachbar aus.</text:p>
      <text:p text:style-name="P11"/>
      <text:p text:style-name="P7">2) unterstützende Aufgabe</text:p>
      <text:p text:style-name="P12"/>
      <text:p text:style-name="P19">a) Lies den Text und notiere, was du zu den folgenden Punkten findest:</text:p>
      <text:list text:style-name="L2">
        <text:list-item>
          <text:p text:style-name="P20">Welche Sitten und Bräuche gibt es?</text:p>
        </text:list-item>
        <text:list-item>
          <text:p text:style-name="P20">Was sagen die Kinder in Amerika bzw. Deutschland?</text:p>
        </text:list-item>
        <text:list-item>
          <text:p text:style-name="P20">Was war vermutlich der Ursprung des Festes?</text:p>
        </text:list-item>
        <text:list-item>
          <text:p text:style-name="P20">Was ist eine Jack-O-Laterne?</text:p>
        </text:list-item>
        <text:list-item>
          <text:p text:style-name="P20">Warum sehen die Kürbisfratzen so gruselig aus?</text:p>
        </text:list-item>
      </text:list>
      <text:p text:style-name="P21"/>
      <text:p text:style-name="P22">b) vergleiche deine Ergebnisse mit euren Vermutungen aus 1b)</text:p>
      <text:p text:style-name="P13"/>
      <text:p text:style-name="P8">3) unterstützende Aufgabe</text:p>
      <text:p text:style-name="P23">Lies den Text noch einem. Finde eine passende Überschrift für jeden Abschnitt des Texts.</text:p>
      <text:p text:style-name="P14"/>
      <text:p text:style-name="P9">4) unterstützende Aufgabe</text:p>
      <text:p text:style-name="P23">Lies Abschnitt 3 im Detail und beantworte die folgenden Fragen:</text:p>
      <text:list text:style-name="L3">
        <text:list-item>
          <text:p text:style-name="P25"><text:span text:style-name="T6">Wer feierte das Samhain-Fest?</text:span></text:p>
        </text:list-item>
        <text:list-item>
          <text:p text:style-name="P24">Für was steht das Samhain-Fest?</text:p>
        </text:list-item>
        <text:list-item>
          <text:p text:style-name="P24">Welche Kleidung trugen die Leute?</text:p>
        </text:list-item>
        <text:list-item>
          <text:p text:style-name="P26">Was legten die Leute vor ihre Häuser und weshalb taten sie das?</text:p>
        </text:list-item>
      </text:list>
      <text:p text:style-name="P14"/>
      <text:p text:style-name="P14"/>
      <text:p text:style-name="P8">5) unterstützende Aufgabe</text:p>
      <text:p text:style-name="P27">Erzähle die irische Sage von „Jack O“.</text:p>
      <text:p text:style-name="P28"><text:span text:style-name="T4">S</text:span>chreibe aus „Jack O“s Perspektive <text:span text:style-name="T4">und </text:span>nutze <text:span text:style-name="T4">dabei</text:span> die „Ich“-Form.</text:p>
      <text:p text:style-name="P29"/>
      <text:p text:style-name="P10">6) <text:span text:style-name="T9">w</text:span>eiterf<text:span text:style-name="T4">ührende Aufgabe</text:span></text:p>
      <text:p text:style-name="P30">Wie feiert man Halloween in anderen Ländern?</text:p>
      <text:p text:style-name="P34"><text:span text:style-name="T8">a) </text:span><text:span text:style-name="T5">Feiert man Halloween auch in deinem Heimatland? Wenn ja, welche Bräuche und Sitten gibt es?</text:span></text:p>
      <text:p text:style-name="P34"/>
      <text:p text:style-name="P31"><text:span text:style-name="T8">b) </text:span>In der Kleingruppe:</text:p>
      <text:list text:style-name="L4">
        <text:list-item>
          <text:p text:style-name="P32">Wie ist das in anderen Ländern? Recherchiert im Internet. Wie feiert man Halloween in verschiedenen Ländern der Welt?</text:p>
        </text:list-item>
        <text:list-item>
          <text:p text:style-name="P32">Wählt 3 Länder aus und schreibt gemeinsam einen Text über Traditionen, Sitten und Bräuche zu Halloween in diesen Ländern. Welche Unterschiede und Gemeinsamkeiten findet ihr?</text:p>
        </text:list-item>
        <text:list-item>
          <text:p text:style-name="P32">Sucht nach Halloween-Fotos aus den jeweiligen Ländern.</text:p>
        </text:list-item>
      </text:list>
      <text:p text:style-name="P34"/>
      <text:p text:style-name="P30"><text:span text:style-name="T8">c) </text:span>Im Plenum:</text:p>
      <text:list text:style-name="L5">
        <text:list-item>
          <text:p text:style-name="P33">Präsentiert eure Fotos. Eure Mitschüler versuchen anhand der Fotos, die Länder zu erraten.</text:p>
        </text:list-item>
        <text:list-item>
          <text:p text:style-name="P15"><text:span text:style-name="T10">Präsentiert euren Mitschülern anschließend die Ergebnisse eurer Recherche. Wie wird Halloween in den verschiedenen Ländern gefeiert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2T10:34:14.816000000</meta:creation-date>
    <dc:date>2023-12-01T18:48:13.449000000</dc:date>
    <meta:editing-duration>P3DT6H19M39S</meta:editing-duration>
    <meta:editing-cycles>15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42" meta:word-count="324" meta:character-count="1983" meta:non-whitespace-character-count="1719"/>
  </office:meta>
</office:document-meta>
</file>